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style:vertical-align="middle"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4" office:value-type="string">
              <text:p text:style-name="P14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6">Accettazione</text:p>
            </table:table-cell>
            <table:table-cell table:style-name="Tabella2.C2" office:value-type="string">
              <text:p text:style-name="P16">Reclamo</text:p>
            </table:table-cell>
            <table:table-cell table:style-name="Tabella2.C2" office:value-type="string">
              <text:p text:style-name="P16">Campionam<text:span text:style-name="T3">ento</text:span></text:p>
            </table:table-cell>
            <table:table-cell table:style-name="Tabella2.F2" office:value-type="string">
              <text:p text:style-name="P16">Imballaggi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1"><text:placeholder text:placeholder-type="text">&lt;partner[15]&gt;</text:placeholder></text:p>
          </table:table-cell>
          <table:table-cell table:style-name="Tabella2.C4" office:value-type="string">
            <text:p text:style-name="P10"><text:placeholder text:placeholder-type="text">&lt;partner[7]&gt;</text:placeholder></text:p>
            <text:p text:style-name="P18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10"><text:placeholder text:placeholder-type="text">&lt;partner[8]&gt;</text:placeholder></text:p>
            <text:p text:style-name="P18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10"><text:placeholder text:placeholder-type="text">&lt;partner[9]&gt;</text:placeholder></text:p>
            <text:p text:style-name="P18"><text:placeholder text:placeholder-type="text">&lt;partner[13]&gt;</text:placeholder> - <text:placeholder text:placeholder-type="text">&lt;"%3.2f" % partner[5] or 0.0&gt;</text:placeholder>%</text:p>
          </table:table-cell>
          <table:table-cell table:style-name="Tabella2.F4" office:value-type="string">
            <text:p text:style-name="P10"><text:placeholder text:placeholder-type="text">&lt;partner[10]&gt;</text:placeholder></text:p>
            <text:p text:style-name="P18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5:50:26.621407184</dc:date>
    <meta:editing-duration>P1DT22H21M16S</meta:editing-duration>
    <meta:editing-cycles>342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56" meta:non-whitespace-character-count="508"/>
    <meta:user-defined meta:name="Info 1"/>
    <meta:user-defined meta:name="Info 2"/>
    <meta:user-defined meta:name="Info 3"/>
    <meta:user-defined meta:name="Info 4"/>
  </office:meta>
</office:document-meta>
</file>